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6pt" fo:font-weight="normal" officeooo:rsid="0032e991" officeooo:paragraph-rsid="0032e991" style:font-size-asian="14pt" style:font-weight-asian="normal" style:font-size-complex="16pt" style:font-weight-complex="normal"/>
    </style:style>
    <style:style style:name="P2" style:family="paragraph" style:parent-style-name="Standard">
      <style:paragraph-properties fo:text-align="center" style:justify-single-word="false"/>
      <style:text-properties fo:font-size="20pt" officeooo:rsid="00143026" officeooo:paragraph-rsid="00143026" style:font-size-asian="20pt" style:font-size-complex="20pt"/>
    </style:style>
    <style:style style:name="P3" style:family="paragraph" style:parent-style-name="Standard">
      <style:paragraph-properties fo:text-align="center" style:justify-single-word="false"/>
      <style:text-properties fo:font-size="20pt" fo:font-weight="bold" officeooo:rsid="0032e928" officeooo:paragraph-rsid="00143026" style:font-size-asian="20pt" style:font-weight-asian="bold" style:font-size-complex="20pt" style:font-weight-complex="bold"/>
    </style:style>
    <style:style style:name="P4"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32e991" officeooo:paragraph-rsid="0032e991" style:text-blinking="false" fo:background-color="transparent" style:font-size-asian="14pt" style:font-weight-asian="normal" style:font-size-complex="16pt" style:font-weight-complex="normal"/>
    </style:style>
    <style:style style:name="P5" style:family="paragraph" style:parent-style-name="Text_20_body">
      <style:paragraph-properties fo:text-align="justify" style:justify-single-word="false"/>
      <style:text-properties fo:font-size="16pt" fo:font-weight="normal" officeooo:rsid="00366ac4" officeooo:paragraph-rsid="00366ac4" style:font-size-asian="14pt" style:font-weight-asian="normal" style:font-size-complex="16pt" style:font-weight-complex="normal"/>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8" style:family="paragraph" style:parent-style-name="Text_20_body">
      <style:paragraph-properties fo:margin-top="0cm" fo:margin-bottom="0cm" loext:contextual-spacing="false" fo:line-height="138%" style:writing-mode="lr-tb"/>
    </style:style>
    <style:style style:name="P9"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1" style:family="paragraph" style:parent-style-name="Text_20_body">
      <style:paragraph-properties fo:margin-left="1.27cm" fo:margin-right="0cm" fo:margin-top="0cm" fo:margin-bottom="0cm" loext:contextual-spacing="false" fo:line-height="138%" fo:text-indent="0cm" style:auto-text-indent="false" style:writing-mode="lr-tb"/>
    </style:style>
    <style:style style:name="P12" style:family="paragraph" style:parent-style-name="Text_20_body">
      <style:paragraph-properties fo:margin-left="1.27cm" fo:margin-right="0cm" fo:text-indent="0cm" style:auto-text-indent="false"/>
    </style:style>
    <style:style style:name="P13" style:family="paragraph" style:parent-style-name="Text_20_body">
      <style:paragraph-properties fo:margin-left="3.81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4"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5" style:family="paragraph" style:parent-style-name="Text_20_body" style:list-style-name="L1">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6" style:family="paragraph" style:parent-style-name="Text_20_body" style:list-style-name="L2">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7" style:family="paragraph" style:parent-style-name="Text_20_body" style:list-style-name="L3">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8" style:family="paragraph" style:parent-style-name="Text_20_body" style:list-style-name="L5">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9" style:family="paragraph" style:parent-style-name="Text_20_body" style:list-style-name="L6">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0" style:family="paragraph" style:parent-style-name="Text_20_body" style:list-style-name="L7">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1" style:family="paragraph" style:parent-style-name="Text_20_body" style:list-style-name="L4">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2" style:family="paragraph" style:parent-style-name="Text_20_body" style:list-style-name="L8">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3" style:family="paragraph" style:parent-style-name="Text_20_body" style:list-style-name="L9">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4" style:family="paragraph" style:parent-style-name="Text_20_body" style:list-style-name="L1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5" style:family="paragraph" style:parent-style-name="Text_20_body" style:list-style-name="L10">
      <loext:graphic-properties draw:fill="none" draw:fill-color="#ffffff"/>
      <style:paragraph-properties fo:margin-left="2.54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fo:font-weight="bold" style:font-weight-asian="bold" style:font-weight-complex="bold"/>
    </style:style>
    <style:style style:name="T2" style:family="text">
      <style:text-properties fo:font-weight="bold" officeooo:rsid="0032e928" style:font-weight-asian="bold" style:font-weight-complex="bold"/>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5" style:family="text">
      <style:text-properties style:font-name="Arial" fo:font-size="11pt" fo:font-style="normal" fo:font-weight="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MA </text:span><text:span text:style-name="T2">5 JAVASCRIPT</text:span></text:p>
      <text:p text:style-name="P3"/>
      <text:p text:style-name="P1">5.1 ¿Qué es JavaScript?</text:p>
      <text:p text:style-name="P1"/>
      <text:p text:style-name="P1">Es un lenguaje de script que suele embeberse en código HTML. Es un lenguaje interpretado que interactúa con código HTML.</text:p>
      <text:p text:style-name="P1"/>
      <text:p text:style-name="P4"><text:bookmark text:name="docs-internal-guid-cef153bb-f206-999a-55e2-51cf720d16cf"/>5.1 Qué es javascript</text:p>
      <text:p text:style-name="Text_20_body"/>
      <text:p text:style-name="P6">Es un lenguaje de script que se suele embeberse en código HTML. Es un lenguaje interpretado que interactúa con código HTML.</text:p>
      <text:p text:style-name="Text_20_body"/>
      <text:p text:style-name="P6">5.2 Características de JavaScript</text:p>
      <text:p text:style-name="Text_20_body"/>
      <text:list xml:id="list2030194460" text:style-name="L1">
        <text:list-item>
          <text:p text:style-name="P15">Es un lenguaje orientado a objetos: Significa que según una determinada condición, se puede ejecutar un fragmento de código específico.</text:p>
        </text:list-item>
      </text:list>
      <text:p text:style-name="P12"/>
      <text:p text:style-name="P6">do</text:p>
      <text:p text:style-name="P6">{</text:p>
      <text:p text:style-name="P6">scanf(“%d”, &amp;opcion);</text:p>
      <text:p text:style-name="P6">switch opcion;</text:p>
      <text:p text:style-name="P6">{</text:p>
      <text:p text:style-name="P8"><text:span text:style-name="T3">    </text:span><text:span text:style-name="T4">case1:</text:span></text:p>
      <text:p text:style-name="P8"><text:span text:style-name="T3">    </text:span><text:span text:style-name="T4">break;</text:span></text:p>
      <text:p text:style-name="P8"><text:span text:style-name="T3">    </text:span><text:span text:style-name="T4">case2:</text:span></text:p>
      <text:p text:style-name="P8"><text:span text:style-name="T3">    </text:span><text:span text:style-name="T4">break;</text:span></text:p>
      <text:p text:style-name="P6">}</text:p>
      <text:p text:style-name="P6">}</text:p>
      <text:p text:style-name="Text_20_body"/>
      <text:p text:style-name="P6">OnClick=”script”, OnMouseOver=””</text:p>
      <text:p text:style-name="Text_20_body"/>
      <text:list xml:id="list3230968349" text:style-name="L2">
        <text:list-item>
          <text:p text:style-name="P16">Se puede leer y escribir sobre elementos HTML.</text:p>
        </text:list-item>
        <text:list-item>
          <text:p text:style-name="P16">Se puede usar como validador de datos, por ejemplo, antes de enviar los datos de un formulario al servidor se pueden procesar los datos existentes en HTML: contraseñas, datos de dirección, teléfono, etc.</text:p>
        </text:list-item>
      </text:list>
      <text:p text:style-name="P12"/>
      <text:list xml:id="list4262484540" text:style-name="L3">
        <text:list-item>
          <text:p text:style-name="P17">Herramienta de programación: Contiene elementos propios de lenguajes de programación: bucles, alternativas, variables, funciones etc.</text:p>
        </text:list-item>
      </text:list>
      <text:p text:style-name="P12"><text:soft-page-break/></text:p>
      <text:p text:style-name="P6">5.3 Cómo escribir código JavaScript en HTML</text:p>
      <text:p text:style-name="Text_20_body"/>
      <text:p text:style-name="P6">Para añadir código javascript a un fichero HTML hay que tener en cuenta:</text:p>
      <text:list xml:id="list3459959629" text:style-name="L4">
        <text:list-item>
          <text:p text:style-name="P21">Ubicación del código.</text:p>
        </text:list-item>
        <text:list-item>
          <text:p text:style-name="P21">Definición del código.</text:p>
        </text:list-item>
      </text:list>
      <text:p text:style-name="Text_20_body"/>
      <text:p text:style-name="P7">   <text:span text:style-name="T5">5.3.1 Ubicación del código.</text:span></text:p>
      <text:p text:style-name="P7">    <text:span text:style-name="T5">Se puede incluir en:</text:span></text:p>
      <text:list xml:id="list2756763782" text:style-name="L5">
        <text:list-item>
          <text:p text:style-name="P18">head</text:p>
        </text:list-item>
        <text:list-item>
          <text:p text:style-name="P18">body: Si se escribe en body es recomendable ponerlo al final. Ya que el intérprete cargará el script al finalizar el interpretado completo del documento existente en el body.</text:p>
        </text:list-item>
      </text:list>
      <text:p text:style-name="P12"/>
      <text:p text:style-name="P7">  <text:span text:style-name="T5">5.3.2 Definición del código.</text:span></text:p>
      <text:p text:style-name="P7">  <text:span text:style-name="T5">EL código puede estar:</text:span></text:p>
      <text:list xml:id="list3167850835" text:style-name="L6">
        <text:list-item>
          <text:p text:style-name="P19">en el mismo fichero que el documento HTML(on-line)</text:p>
        </text:list-item>
      </text:list>
      <text:p text:style-name="P11"><text:span text:style-name="T3">    </text:span><text:span text:style-name="T4">&lt;script type=”text/javascript”&gt;</text:span></text:p>
      <text:p text:style-name="P11"><text:span text:style-name="T3">    </text:span><text:span text:style-name="T4">----------</text:span></text:p>
      <text:p text:style-name="P11"><text:span text:style-name="T3">    </text:span><text:span text:style-name="T4">Codigo JS</text:span></text:p>
      <text:p text:style-name="P11"><text:span text:style-name="T3">    </text:span><text:span text:style-name="T4">----------</text:span></text:p>
      <text:p text:style-name="P11"><text:span text:style-name="T3">    </text:span><text:span text:style-name="T4">&lt;/script&gt;</text:span></text:p>
      <text:list xml:id="list4070664052" text:style-name="L7">
        <text:list-item>
          <text:p text:style-name="P20">Fichero diferenciado .js Código JavaScript (off-line)</text:p>
        </text:list-item>
      </text:list>
      <text:p text:style-name="P11"><text:span text:style-name="T3">     </text:span><text:span text:style-name="T4">&lt;script type=”text/javascript” scr=”fichero javascript&gt;</text:span></text:p>
      <text:p text:style-name="Text_20_body"/>
      <text:p text:style-name="P6">5.4 Instrucciones</text:p>
      <text:p text:style-name="P6">Una instrucción es todo aquello que produce un cambio y que tiene duración finita. Las instrucciones en javascript pueden ser:</text:p>
      <text:list xml:id="list2313556958" text:style-name="L8">
        <text:list-item>
          <text:p text:style-name="P22">SImple:</text:p>
        </text:list-item>
      </text:list>
      <text:p text:style-name="P10">   <text:span text:style-name="T5">instrucción;</text:span></text:p>
      <text:list xml:id="list574856584" text:style-name="L9">
        <text:list-item>
          <text:p text:style-name="P23">Compuesta:</text:p>
        </text:list-item>
      </text:list>
      <text:p text:style-name="P10">   <text:span text:style-name="T5">{</text:span></text:p>
      <text:p text:style-name="P11"><text:span text:style-name="T3">    </text:span><text:span text:style-name="T4">Instruccion1;</text:span></text:p>
      <text:p text:style-name="P11"><text:span text:style-name="T3">    </text:span><text:span text:style-name="T4">Instruccion2;</text:span></text:p>
      <text:p text:style-name="P11"><text:span text:style-name="T3">    ………</text:span><text:span text:style-name="T4">.</text:span></text:p>
      <text:p text:style-name="P10">  <text:span text:style-name="T5">}</text:span></text:p>
      <text:p text:style-name="P9">Las instrucciones compuestas se ejecutan de manera secuencial en orden descendente. Hasta que no termina una instrucción, no se procede a ejecutar la siguientes</text:p>
      <text:p text:style-name="Text_20_body"><text:soft-page-break/></text:p>
      <text:p text:style-name="P7"> <text:span text:style-name="T5">Tipos de instrucciones en JavaScript</text:span></text:p>
      <text:p text:style-name="P7">     <text:span text:style-name="T5">5.4.1 Comentario</text:span></text:p>
      <text:p text:style-name="P8"><text:span text:style-name="T3">    </text:span><text:span text:style-name="T4">Los comentarios indican al intérprete que el código fuente incluido en el comentario no de ser poceso.</text:span></text:p>
      <text:list xml:id="list1528381349" text:style-name="L10">
        <text:list-item>
          <text:p text:style-name="P25">Hasta el final de línea: Los caracteres existentes desde // hasta el final se interpretan como comentarios</text:p>
        </text:list-item>
        <text:list-item>
          <text:p text:style-name="P25">Múltiples líneas:</text:p>
        </text:list-item>
      </text:list>
      <text:p text:style-name="P11"><text:span text:style-name="T3">         </text:span><text:span text:style-name="T4">/* hola */</text:span></text:p>
      <text:p text:style-name="P13">Todas las líneas existentes entre inicio y fin de comentario se interpretan como comentario.</text:p>
      <text:p text:style-name="Text_20_body"/>
      <text:p text:style-name="P6">5.4.2 Definición de datos</text:p>
      <text:p text:style-name="Text_20_body"/>
      <text:p text:style-name="P6">Un dato es una información relevante que se decide por:</text:p>
      <text:p text:style-name="Text_20_body"/>
      <text:list xml:id="list1091738350" text:style-name="L11">
        <text:list-item>
          <text:p text:style-name="P24">Tipo: tipo de datos del dato</text:p>
        </text:list-item>
        <text:list-item>
          <text:p text:style-name="P24">Identificador: Nombre con el que se define al dato</text:p>
        </text:list-item>
        <text:list-item>
          <text:p text:style-name="P24">Valor: Valor actual del dato</text:p>
        </text:list-item>
      </text:list>
      <text:p text:style-name="Text_20_body"/>
      <text:p text:style-name="P6">int numero;</text:p>
      <text:p text:style-name="Text_20_body"/>
      <text:p text:style-name="P6">En JavaScript, los datos se definen:</text:p>
      <text:p text:style-name="P14">var identificador;</text:p>
      <text:p text:style-name="Text_20_body"/>
      <text:p text:style-name="P6">Ej.  var numero:</text:p>
      <text:p text:style-name="P7">      </text:p>
      <text:p text:style-name="P7">      <text:span text:style-name="T5">numero =”PEPE”;</text:span></text:p>
      <text:p text:style-name="P7">       <text:span text:style-name="T5">numero = 34;</text:span></text:p>
      <text:p text:style-name="Text_20_body"/>
      <text:p text:style-name="P6">Javascript decide el tipo de la variable por inferencia. Si detecta que contiene un valor numérico, lo considera de tipo number. Si contiene un valor de tipo texto lo considera de tipo string. Si contiene un valor true o falso lo considera Boolean.</text:p>
      <text:p text:style-name="Text_20_body"/>
      <text:p text:style-name="P6">Javascript no requiere declaración del tipo de datos e incluso permite que la variable almacena contenidos de distintos en distintos momentos.</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7T12:10:19.769268618</meta:creation-date>
    <meta:generator>LibreOffice/5.4.0.3$Linux_X86_64 LibreOffice_project/40m0$Build-3</meta:generator>
    <dc:date>2018-04-23T14:30:33.928345333</dc:date>
    <meta:editing-duration>PT4H4M6S</meta:editing-duration>
    <meta:editing-cycles>15</meta:editing-cycles>
    <meta:document-statistic meta:table-count="0" meta:image-count="0" meta:object-count="0" meta:page-count="3" meta:paragraph-count="73" meta:word-count="491" meta:character-count="3166" meta:non-whitespace-character-count="2651"/>
  </office:meta>
</office:document-meta>
</file>